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1" fo:language="en" fo:country="US" style:font-name-asian="Liberation Serif1" style:language-asian="en" style:country-asian="US" style:font-name-complex="Liberation Serif1" style:language-complex="en" style:country-complex="US"/>
    </style:style>
    <style:style style:name="P2" style:family="paragraph" style:parent-style-name="Standard">
      <style:paragraph-properties fo:margin-left="0.4925in" fo:margin-right="0in" fo:text-indent="0in" style:auto-text-indent="false"/>
    </style:style>
    <style:style style:name="P3" style:family="paragraph" style:parent-style-name="Heading_20_1">
      <style:paragraph-properties fo:break-before="page"/>
    </style:style>
    <style:style style:name="P4" style:family="paragraph" style:parent-style-name="Standard" style:list-style-name="L1">
      <style:text-properties style:font-name="Liberation Serif1" fo:language="en" fo:country="US" style:font-name-asian="Liberation Serif1" style:language-asian="en" style:country-asian="US" style:font-name-complex="Liberation Serif1" style:language-complex="en" style:country-complex="US"/>
    </style:style>
    <style:style style:name="P5" style:family="paragraph" style:parent-style-name="Standard" style:list-style-name="L2">
      <style:text-properties style:font-name="Liberation Serif1" fo:language="en" fo:country="US" style:font-name-asian="Liberation Serif1" style:language-asian="en" style:country-asian="US" style:font-name-complex="Liberation Serif1" style:language-complex="en" style:country-complex="U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7/24/2012</text:h>
      <text:p text:style-name="Standard"/>
      <text:p text:style-name="Standard">ARRRG. The Boost library doesn't have thread pool or task executors... WTF !! <text:s/>There seems to be no C++ threading library thats complete. <text:s/>The other candidates I explored, which supposedly have both thread pools/executors and barriers, don't build properly. <text:s/>This is such a fundamental programming paradigm and there is no fucking good support for it in C++ :-(</text:p>
      <text:p text:style-name="Standard"/>
      <text:p text:style-name="Standard">Now I'm probably going to end up switching back to POCO and implementing a barrier on my own.</text:p>
      <text:p text:style-name="Standard"/>
      <text:p text:style-name="Standard"/>
      <text:p text:style-name="Standard"/>
      <text:p text:style-name="Standard"/>
      <text:h text:style-name="Heading_20_1" text:outline-level="1">7/20/2012</text:h>
      <text:p text:style-name="Standard"/>
      <text:p text:style-name="Standard">As far as I can tell the POCO library doesn't have a thread barrier class, which is a big oversight as far as I'm concerned, so I'm switching to using the Boost library. <text:s/>Boost is much more heavyweight... but its popular and ubiquitous. <text:s/>The good news is that I can stick with the latest idea of running the Cam8SimModule code as tasks in a thread pool. <text:s/>And now I have a way to synchronize the glue data cross communication too.</text:p>
      <text:p text:style-name="Standard"/>
      <text:p text:style-name="Standard">The new glue comm code will send the glue data to the appropriate bordering module... using the scheme detailed below... and wait on the common barrier. <text:s/>Once all the threads hit the barrier then they continue on their merry way.</text:p>
      <text:p text:style-name="Standard"/>
      <text:p text:style-name="Standard">Can use the same technique to have the Cam8SimInterface wait on the Cam8SimModule threads to finish processing the current instruction.</text:p>
      <text:p text:style-name="Standard"/>
      <text:p text:style-name="Standard"/>
      <text:p text:style-name="Standard"/>
      <text:h text:style-name="Heading_20_1" text:outline-level="1">7/8/2012</text:h>
      <text:p text:style-name="Standard"/>
      <text:p text:style-name="Standard">I think I am going to switch to using the POCO TaskManager/Task combination to do the multiple Cam8SimModule threads. <text:s/>Make Cam8SimModule extend POCO::Task, have Cam8SimBox manage them using a ThreadPool and TaskManager. <text:s/>Everytime the Cam8SimInterface sets up a new instruction in the Cam8SimInstrQueue it tells the Cam8SimBox to start all the Cam8SimModule tasks. <text:s/>Each Cam8SimModule task will execute one instruction and then complete. <text:s/>The Cam8SimBox calls the TaskManager's joinAll method which blocks until all the tasks are done. <text:s/>In this way we don't need the RWLock or any other mutexes to synchronize access to the Cam8SimInstrQueue.</text:p>
      <text:p text:style-name="Standard"/>
      <text:p text:style-name="Standard">Have a way to implement the glue pin connectivity between modules. <text:s/>Each Cam8SimModule has a list of six callback functions, belonging to other modules, that get used whenever data needs to be sent out of one of its physical glue pins. <text:s/>These need to be registered using registration methods (call them register&lt;dir&gt;&lt;sign&gt;, so for example registerXPlus). There are also six methods that represent receiving data on one of its physical glue pins (call them receive&lt;dir&gt;&lt;sign&gt;, so for example receiveXMinus). <text:s/>To connect the X+ glue pin of module A to the X- glue pin of module B we just:</text:p>
      <text:p text:style-name="Standard"/>
      <text:p text:style-name="Standard">A.registerXPlus(B, &amp; Cam8SimModule::receiveXMinus);</text:p>
      <text:p text:style-name="Standard">B.registerXmMinus(A, &amp; Cam8SimModule::receiveXPlus);</text:p>
      <text:p text:style-name="Standard"/>
      <text:p text:style-name="Standard">When A needs to send data on its X+ pin it calls the registered callback, which is B::receiveXMinus, and passes a bool representing the bit being sent. <text:s/>Similarly for B sending data on its X- pin.</text:p>
      <text:p text:style-name="Standard"/>
      <text:p text:style-name="Standard"><text:soft-page-break/></text:p>
      <text:p text:style-name="Standard"/>
      <text:h text:style-name="Heading_20_1" text:outline-level="1">6/2/2012</text:h>
      <text:p text:style-name="Standard"/>
      <text:p text:style-name="Standard">I have started to code up the multi-threaded bits... decided to use the POCO library for the first try at this. <text:s/>There is a lot to figure out... like for example how do I code glue lines between modules. <text:s/>The way the glue lines work in hardware isn't perfectly clear from the documentation... so this is going to be tricky.</text:p>
      <text:p text:style-name="Standard"/>
      <text:p text:style-name="Standard">Have been reading through the LLVM documentation... the good news is that it is trivial to use LLVM to build JIT compilers... it has all the support directly built in. <text:s/>And for platforms that don't have a JIT backend it uses the Intermediate Language interpreter. <text:s/>So things will still “just work”. <text:s/>This also means that I don't have to have a separate specific class for every platform I want to support !! <text:s/>This problem has been reduced to understanding the LLVM IR language... which I'm hoping for what I need means just learning the most basic instructions.</text:p>
      <text:p text:style-name="Standard"/>
      <text:p text:style-name="Standard">Including bits of the SVN log here to document the many things that have changed since I last updated this document:</text:p>
      <text:p text:style-name="Standard"/>
      <text:p text:style-name="P2"><text:span text:style-name="Citation">Renamed a bunch of classes. <text:s/>*Core becomes *Interface to reflect how they mimic the Sparc SBus interface functionality. <text:s/>Cam8Interp becomes Cam8Sim and gets a . XC file to hold code common to the interpretive and SPARC JIT simulator engines. <text:s text:c="2"/>Will probably be able to move even more code into there. </text:span></text:p>
      <text:p text:style-name="P2"><text:span text:style-name="Citation"/></text:p>
      <text:p text:style-name="P2"><text:span text:style-name="Citation">Changed 'core' objects to 'interface' objects. Coded the concept of a 'box' which controls multiple 'modules'. <text:s/>Made the shmblock struct into a Cam8SimInstrQueue which I explicitly allocate and share between the module, box and interface sim objects. <text:s/>All of this was done in prep for trying to use the POCO c++ library <text:line-break/>which does threads, mutexes and other concurrency related things. <text:s/>Coded the InterpSimCam8 class which derives from the Cam8 class and encapsulates the allocation of the shared instruction queue and the associated box and interface objects. <text:s/>Using this class reduces the 'startup' code to just creating one of these object s... hides the ugly details from the end user. </text:span></text:p>
      <text:p text:style-name="Standard"/>
      <text:p text:style-name="Standard"/>
      <text:p text:style-name="Standard"/>
      <text:h text:style-name="P3" text:outline-level="1">2/11/2012</text:h>
      <text:p text:style-name="Standard"/>
      <text:p text:style-name="Standard">This is the new, new NOTES file :-) <text:s/>Decided to just go ahead and make this an OpenOffice document since there isn't a “good” way to edit the plain text version from within Eclipse. <text:s/>Plus now I can add graphics and such to the document.</text:p>
      <text:p text:style-name="Standard"/>
      <text:p text:style-name="Standard">Started looking at Google protocol buffers... which is a compact, cross-platform, cross-language binary format for serializing data. <text:s/>I think I like this type of solution more than using the Boost C++ framework because its much lighter in its feel. <text:s/>Protobufs also have the concept of backwards compatibility as the data formats change. <text:s/>So if you have some object that has fields and write code to serialize it using protobufs then later when that object changes (fields get added or removed) your old code can still process new files and vice/versa.</text:p>
      <text:p text:style-name="Standard"/>
      <text:p text:style-name="Standard">I'm thinking to use protobufs as the on-disk binary representation of LUTS, equivalence class tables and maybe even CAM8 patterns.</text:p>
      <text:p text:style-name="Standard"/>
      <text:p text:style-name="Standard"/>
      <text:h text:style-name="P3" text:outline-level="1">1/11/2012</text:h>
      <text:p text:style-name="P1"/>
      <text:p text:style-name="P1">This is the new NOTES file which will contain a running history of ideas.</text:p>
      <text:p text:style-name="P1"/>
      <text:p text:style-name="P1">I originally planed to implement the Cam8Experiment class and have it be part of the CAMlib library code. <text:s/>One of the things I wanted to be able to do was have library and user code dynamically loaded into an application shell. <text:s/>This would create an environment much like the Forth step program. <text:s/>I could code all the usability stuff as part of the Cam8Experiment class:</text:p>
      <text:p text:style-name="P1"/>
      <text:list xml:id="list1529742917" text:style-name="L1">
        <text:list-item>
          <text:p text:style-name="P4">key interpreter</text:p>
        </text:list-item>
        <text:list-item>
          <text:p text:style-name="P4">start / stop XCAM</text:p>
        </text:list-item>
        <text:list-item>
          <text:p text:style-name="P4">subcells</text:p>
        </text:list-item>
        <text:list-item>
          <text:p text:style-name="P4">load/save patterns</text:p>
        </text:list-item>
        <text:list-item>
          <text:p text:style-name="P4">different display modes (zoom, spread, etc)</text:p>
        </text:list-item>
        <text:list-item>
          <text:p text:style-name="P4">load new experiment</text:p>
        </text:list-item>
        <text:list-item>
          <text:p text:style-name="P4">directory changing, listing</text:p>
        </text:list-item>
      </text:list>
      <text:p text:style-name="P1"/>
      <text:p text:style-name="P1"/>
      <text:p text:style-name="P1">And then users would implement their experiments as shared libraries that make use pf hooks/entry points provided by Cam8Experiment to interface. <text:s/>There would be a way to also statically link everything into a monolithic executable. <text:s/>This was a great idea because I could use the Cam8Experiment class as a base for implementing many other types of programming environments.</text:p>
      <text:p text:style-name="P1"/>
      <text:p text:style-name="P1">Like I could have a version that used some portable window/widget toolkit to provide a slick graphical environment. The text based key interpreter would be replaced with some point-n-click type equivalent. Or I could use something like SWING to embed all the functionality inside of an interpreted language shell... like Perl or Python. <text:s/>That would produce something almost exactly like step but in a "modern" language.</text:p>
      <text:p text:style-name="P1"/>
      <text:p text:style-name="P1">The obstacle in all of this is that its hard to do dynamically loaded shared libraries in C++ due to function and operator name mangling. Users would end up having to code clumsy C wrappers for their C++ code to get things to work right :-( <text:s/>That would make writing experiments a pain in the ass.</text:p>
      <text:p text:style-name="P1"/>
      <text:p text:style-name="P1">It occurred to me today that the C/C++ interpreter CINT must already have solved this problem.. <text:s/>So what if I combined CAMlib with CINT to give users an interpretive C++ environment to code experiments in? They could write code in the interpreter and then when its working compile it into a loadable shared library. <text:s/>The step program equivalent would then be a CINT interpreter running the (compiled) key interpreter interface. <text:s/>Calls back to CINT would handle loading the user's experiment code !! <text:s/>Looking at the CINT website that seems completely possible. <text:s/>I also discovered that the next gen interpreter is cling which is built on LLVM which seems stable ans awesome. <text:s/>So I will almost surely use cling+LLVM. </text:p>
      <text:p text:style-name="P1"/>
      <text:p text:style-name="P1">I'm even considering implementing all the usability stuff as code interpreted by cling. <text:s/>That way I could even have the feature that users could extend/modify that stuff in their interpretive environment. <text:s/>I'm just not sure how that would affect using other interpreted languages as the programming environment... would those shells have to call back into cling as well. <text:s/>I'm not sure yet. <text:s/>If I have to I can stick with the original plan and just have all the code be part of the Cam8Experiment class... which users would have to extend. <text:s/>Also need to consider how all of this affects c8cpp.</text:p>
      <text:p text:style-name="P1"/>
      <text:h text:style-name="P3" text:outline-level="1">1/10/2012</text:h>
      <text:p text:style-name="P1"/>
      <text:h text:style-name="Heading_20_3" text:outline-level="3">How to Simulate a Multiple Module CAM8</text:h>
      <text:p text:style-name="P1"/>
      <text:p text:style-name="P1">I've pretty much decided that I will use multiple threads to do this. Each module gets its own thread and its own private copy of everything that's actually self contained in the actual hardware module.. like regs and such. <text:s/>We will have an object that simulates the interface card and it shuffles off instructions to the module threads. <text:s/>It also "owns" the interface registers. <text:s/>The code for the modules executes a single instruction at a time... there is no loop to traverse a step list. <text:s/>That is in the object for the interface card.</text:p>
      <text:p text:style-name="P1"/>
      <text:p text:style-name="P1">I have to look at the code for the JIT version of the simulator to see what's required to implements the optimizations of the execution of instructions. <text:s/>I might be able to put all that code in the interface card object. <text:s/>In that way we have one class that handles parsing the steplist and we can have many module classes that handle executing instructions. <text:s/>So we would have something like the Cam8Core class tree but for modules. <text:s/>If this works then the class at the root of that new tree... maybe called Cam8Module... would have members for the instruction to be executed and any optimization flags/data. <text:s/>The interface card object would write values to each of the module objects and then trigger execution simultaneously. <text:s/>So we have to figure out exactly how these threads talk to each other and to the interface</text:p>
      <text:p text:style-name="P1">card object.</text:p>
      <text:p text:style-name="P1"/>
      <text:p text:style-name="P1"/>
      <text:list xml:id="list379929550" text:style-name="L2">
        <text:list-item>
          <text:p text:style-name="P5">We could keep just one object (Cam8Sim) and simulate the multiple modules with multiple threads. <text:s/>Each thread would have a private copy of the register set but there would be some collection of shared data.<text:line-break/></text:p>
        </text:list-item>
        <text:list-item>
          <text:p text:style-name="P5">We could use MPI or PVM to simulate the multiple modules.<text:line-break/></text:p>
        </text:list-item>
        <text:list-item>
          <text:p text:style-name="P5">We could handle the problem of optimization flags by keeping them in a structure instead of using global variables as we do now. <text:s/>We handle the problem of separate copies of the register set similarly. In fact we can use the same structure for both. <text:s/>The tricky part is that modules can be individually selected so we need a separate structure for each module we simulate and the structures needs to be carefully updated by the object that handles parsing. <text:s/>This structure gets passed to the object that handles execution. <text:s/>Probably we still want to use threads to simulate multiple modules.</text:p>
          <text:p text:style-name="P5"/>
        </text:list-item>
      </text:list>
      <text:p text:style-name="P1"/>
      <text:p text:style-name="P1"/>
      <text:p text:style-name="Standard"/>
      <text:h text:style-name="P3" text:outline-level="1">Historical – Dates Unknown</text:h>
      <text:p text:style-name="Standard"/>
      <text:h text:style-name="Heading_20_3" text:outline-level="3">This Code</text:h>
      <text:p text:style-name="P1"/>
      <text:p text:style-name="P1">This code is the beginnings of a re-code of the original stage2 library. <text:s/>In particular it has a solution for the biggest flaw</text:p>
      <text:p text:style-name="P1">in the original code. <text:s/>One of the goals of the stage2 code was to get away from having to allocate and lock down kernel mode memory. <text:s/>The interface card needs to work with kernel space addresses so Norm / Tom coded the device driver to allocate, lock down (to prevent paging) and return pointers to kernel space memory. <text:s/>On the old Sparc 1 and 1+ hardware under SunOS user space and kernel space addresses were identical. <text:s/>On the newer hardware under Solaris user and kernel space are separate so the device driver had to be re-written. <text:s/>There is a horrible hack provided by a Sun kernel engineer that makes this work.</text:p>
      <text:p text:style-name="P1"/>
      <text:p text:style-name="P1">The way the interface card works, and in fact the way steplists work is an artifact of this no longer valid "feature" of SunOS where you could work with users space memory from kernel space. As such a stream of CAM8 instructions in a steplist did not have to be contiguous in memory. <text:s/>The interface card could follow pointers all over the place regardless of whether they were allocated in user or kernel space.</text:p>
      <text:p text:style-name="P1"/>
      <text:p text:style-name="P1">The interface card transfers data to CAM8 using Direct Memory Access (DMA) transfers in the host computer. <text:s/>These DMA transfers are common and all types of hardware uses them (disk I/O, network cards, video framebuffers, etc). <text:s/>It allows hardware to access the RAM of the machine in the same fashion and at the same speed as the processor. <text:s/>This frees the CPU during the operation of the hardware. <text:s/>All of these other types of hardware transfer data from a contiguous chunk of memory. Their device drivers need only lock down memory (in kernel space) for the duration of the data transfer. <text:s/>After that the memory is unlocked and can be paged out if needed. <text:s/>Also they don't use user space addresses directly. <text:s/>A user address is translated to a kernel address and then the memory is locked down, used and unlocked. </text:p>
      <text:p text:style-name="P1"/>
      <text:p text:style-name="P1">The concept of a steplist being a linked list of CAM8 instructions is "wrong" because it violates the requirement for</text:p>
      <text:p text:style-name="P1">DMA transfers that all the data reside in a contiguous chunk of RAM. <text:s/>This stage2 code is an attempt to "fix" these flaws. <text:s/>All steplists created by this code are allocated in user space using the standard C library malloc function. <text:s/>Although the steplists are still implemented as a linked list... all the CAM8 instructions contained within them follow each other in memory. This restores the requirement needed for proper DMA data transfers and gets away from having to allocate steplist memory within the device driver (no evil device driver hacks).</text:p>
      <text:p text:style-name="P1"/>
      <text:p text:style-name="P1">One really nice convenience of the old way of doing things is you could reuse the same chunk of memory in multiple instructions since they have a pointer to the register data. <text:s/>This was particularly important with the various I/O registers</text:p>
      <text:p text:style-name="P1">(LUT I/O, Scan I/O, etc). For those instructions that have fixed length register data we just stick the data right after the</text:p>
      <text:p text:style-name="P1">instruction header. <text:s/>For those with variable length data we do the same but also provide the concept of "copy in" and "copy out" operations. <text:s/>For instructions that are writing data to CAM8 we do a "copy in" operation which copies data from some arbitrary buffer into the memory directly following the instruction header. This is done before the steplist is handed to the interface card. Similarly for instructions that are reading data from CAM8 we do a "copy out" operation which copies data from the memory directly following the instruction header to some arbitrary buffer.</text:p>
      <text:p text:style-name="P1"/>
      <text:p text:style-name="P1"/>
      <text:h text:style-name="Heading_20_3" text:outline-level="3">How Steplists Work</text:h>
      <text:p text:style-name="P1"/>
      <text:p text:style-name="P1">This stuff refers to how the Cam8HardwareCore class handles allocating memory for instructions. <text:s/>The code in the Cam8 class doesn't know and doesn't care about any of this because it only modifies the temporary (incomp) instruction. <text:s/>When link time comes it asks the core class for a chunk of memory of the right size and copies all the data into it. <text:s/>This allows a BIG simplification of the Cam8 instruction frobnication code. <text:s/>The chunk of memory allocated for the temporary instruction starts out based on the largest fixed sized Cam8 instruction. <text:s/>When doing an instruction like SIOR it gets realloc'd to be the size it needs to be. <text:s/>Right now it can only be grown and never shrinks in size. <text:s/>This might cause <text:soft-page-break/>problems if someone tries to create a SIOR instruction that loads an entire pattern in one go. <text:s/>This probably wouldn't work anyway and when things blow up we won't worry about it ;-) </text:p>
      <text:p text:style-name="P1"/>
      <text:p text:style-name="P1">Note that this simplification also allows us to make linking instructions into a steplist a very simple operation. <text:s/>We just</text:p>
      <text:p text:style-name="P1">attach it and we don't worry about anything else... copyin and copyout operations will be figured out by the ExecuteSteplist method of the core class. </text:p>
      <text:p text:style-name="P1"/>
      <text:p text:style-name="P1">These concepts are implemented using the idea of pages of memory that are pre-allocated and then parceled out when building steplists by our own memory management code. <text:s/>This is done because some of the CAM8 instructions have variable length register data. <text:s/>So it isn't until the instruction is fully constructed that we know how much memory we need. <text:s/>As a steplist is being built we allocate memory for each instruction when it is added to the steplist. <text:s/>But remember that all these instructions must be contiguous in memory. <text:s/>So we can't just call malloc each time we need to add an instruction. <text:s/>That would give us bits of memory from all over. <text:s/>Instead we pre-malloc pages of memory so we have a large, contiguous chunk (refereed to in the code as a slab). <text:s/>Then we can grab pieces of that slab and guarantee that all memory is contiguous.</text:p>
      <text:p text:style-name="P1"/>
      <text:p text:style-name="P1">In the original code this was a difficult thing to code because sometimes we find that the instruction header fits in the current slab but after we know the total size of the instruction the register data may not fit. <text:s/>So we had code that would end the current steplist, allocate a new slab, start a new steplist and then copy the instruction to the new slab. <text:s/>This code has a simplification that relies upon a statically allocated temporary instruction. <text:s/>As the instruction is being built we use the temporary memory. <text:s/>We don't grab memory from our slab until the instruction is complete and we know how big it is. This way we eliminate the need to copy instructions between slabs. <text:s/>This temporary instruction space is big enough to hold the biggest possible instruction (sort of). The only gotcha is the Scan I/O register which is used to transfer pattern data. <text:s/>The maximum size this instruction can be is the total memory available in the CAM8 box. <text:s/>for obvious reasons we</text:p>
      <text:p text:style-name="P1">don't want to allocate a temporary instruction that is many gigabytes in size. <text:s text:c="2"/></text:p>
      <text:p text:style-name="P1"/>
      <text:p text:style-name="P1">When calling Cam8 methods a member variable (incomp) which is a Cam8Instr is being modified. <text:s/>No new memory has been allocated. When the instruction is linked in then a new chunk of memory is allocated and the working copy (incomp) gets copied to that new area. This makes the inline_buffer method really simple since we don't have</text:p>
      <text:p text:style-name="P1">to worry about the instruction already having a buffer or already being linked in or not fitting in the slab the header has been put in. By the time any of that matters the instruction is no longer being modified and the chunk of memory of the correct size has been allocated. <text:s/>For this to work we need a preallocated chunk of memory for the register's data which the wr_reg/wr_fld type methods will frobnicate. <text:s/>We have computed the maximum possible register data size</text:p>
      <text:p text:style-name="P1">and we just have an array of shorts of that length. <text:s/>Note that using this array makes any code that builds instructions non-reentrant. Hopefully this won't be a problem but it could get really confusing for the user. <text:s/>Any registers that don't have a predefined bitlen will be handled by copyin/copyout operations and their memory also gets allocated at link time by the alloc_instr method.</text:p>
      <text:p text:style-name="P1"/>
      <text:p text:style-name="P1"/>
      <text:h text:style-name="Heading_20_3" text:outline-level="3">Cam8Experiment</text:h>
      <text:p text:style-name="P1"/>
      <text:p text:style-name="P1">A Cam8Experiment class makes more sense if I develop it into the framework/platform that the step program provided. <text:s/>So all the code that provided a standardized menu, a way to load patterns, a way to load colormaps, etc could be kept in the Cam8Experiment class. <text:s/>When people want to write a new experiment they subclass it and overload "hook" methods as needed. <text:s/>The hook methods correspond to the CAM8 Forth words that experiments would redefine within step (like</text:p>
      <text:p text:style-name="P1">update-step, before-display, after-display, etc). <text:s/>In this way the Cam8Experiment class effectively becomes the step program and experiments are written as separate programs in a single executable. This has the advantage that an experiment can be packaged as an application with supporting data files.</text:p>
      <text:p text:style-name="P1"/>
      <text:p text:style-name="P1">The other alternative is to just implement these methods as a straight C/C++ function, code a C++ version of step and pass in pointers to the functions that implement the Forth words mentioned above. <text:s/>This has the advantage that step is a separate program independent of the experiment code. <text:s/>Experiments would then be coded as libraries of</text:p>
      <text:p text:style-name="P1">functions to be dynamically linked into the step program and used as necessary. <text:s/>This then presents the user with an <text:soft-page-break/>environment nearly identical to step but using compiled code.</text:p>
      <text:p text:style-name="P1"/>
      <text:p text:style-name="P1">I might eventually decide on something like the way perl and php work. The step "program" would be implemented as the Cam8Experiment class with a thin application shell. <text:s/>Instead of subclassing Cam8Experiment users would implement straight C/C++ functions that form a library of code that gets dynamically linked in. <text:s/>These functions would have full</text:p>
      <text:p text:style-name="P1">access to the public methods of Cam8Experiment which provides all the step conveniences. If the user wants a standalone application then he implements his own application shell and statically provides the functions that would have been found dynamically. <text:s/>The same code that was in the dynamically linked library now gets statically linked into</text:p>
      <text:p text:style-name="P1">the executable.</text:p>
      <text:p text:style-name="P1"/>
      <text:p text:style-name="P1">The problem with putting all the step code into the Cam8Experiment class is that the class code becomes enormous. <text:s/>There would be many thousands of lines of code. <text:s/>Hard to maintain. <text:s/>I could split it out into separate files that roughly mimic the partitioning of the original step program. But the class would still end up having many hundreds of methods.</text:p>
      <text:p text:style-name="P1"/>
      <text:p text:style-name="P1">If I can find a subset of the step code that needs direct access to the Cam8 class protected and private data/methods then that code would go into the Cam8Experiment class. <text:s/>The rest of it could then be implemented as straight C++ functions. <text:s/>This would keep the Cam8Experiment class from getting bloated.</text:p>
      <text:p text:style-name="P1"/>
      <text:p text:style-name="P1"/>
      <text:p text:style-name="P1"/>
      <text:h text:style-name="Heading_20_3" text:outline-level="3">Cam8Sim Issues</text:h>
      <text:p text:style-name="P1"/>
      <text:p text:style-name="P1">What we really want is one object that handles parsing the steplist and another that handles compiling and running the steplist. <text:s/>That way we can code multiple versions of the object for compiling and running on different architectures. <text:s/>We want this type of separation when we code for hardware, like CAM8, and when we code for simulators, like cam8sim.</text:p>
      <text:p text:style-name="P1"/>
      <text:p text:style-name="P1">A major part of the problem is that for simulators the process of parsing the steplist involves the setting of flags that will be used for optimization during compilation and execution. <text:s/>To make matters worse within the CAM8 simulator each module object needs to have a private copy of the register set and flags. <text:s/>These registers and flags are written to and read from during steplist parsing. <text:s/>So it becomes a real pain if the object that handles parsing is different from the object that handles execution. </text:p>
      <text:p text:style-name="P1"/>
      <text:p text:style-name="P1">Officially we will have two trees of classes. <text:s/>The first tree will capture the high-level functionality and be used directly by people coding experiments. <text:s/>This tree is rooted at the Cam8 class. <text:s/>There will be NO Cam8Sim class. <text:s/>Instead we will handle the choice between the real hardware and a simulator using the "core" object described below. <text:s/>The second tree will capture all of the low-level details of actually executing CA code. <text:s/>These are "core" objects and will be rooted at the Cam8Core class.</text:p>
      <text:p text:style-name="P1"/>
      <text:p text:style-name="P1">The Cam8Core class will define the minimum interface needed to run the stuff generated by the Cam8 class. <text:s/>It won't be abstract so we can provide default versions of the memory allocation methods. <text:s/>At a minimum we will need 3 subclasses: Cam8HardwareCore, Cam8SimCore and Cam8SimPICore.</text:p>
      <text:p text:style-name="P1"/>
      <text:p text:style-name="P1">The Cam8HardwareCore class will provide access to the real Cam8 hardware. <text:s/>It will use the device driver to schedule steplists.</text:p>
      <text:p text:style-name="P1"/>
      <text:p text:style-name="P1">The Cam8SimCore class will provide a standalone interface to the CAM8 simulator. <text:s/>With it people can write experiments that run on any architecture. <text:s/>This class will also be used to implement the classic cam8sim program which runs as a subprocess of the Forth STEP program.</text:p>
      <text:p text:style-name="P1"/>
      <text:p text:style-name="P1">The Cam8SimPICore class will provide the interface to the cam8sim program (through pipes). <text:s/>It is low-priority but useful for implementing the hybrid STEP program and when people want to have a separate process for executing their steplists (this can give a performance increase).</text:p>
      <text:p text:style-name="P1"/>
      <text:p text:style-name="P1"><text:soft-page-break/>Now the complication is that for the Cam8SimCore class we additionally want to be able to separate steplist parsing from compilation and execution. <text:s/>We want to provide many "backends" for compilation and execution on many different architectures. <text:s/>The parsing will be identical for all of these "backends" so we don't want to duplicate that code. <text:s/>To complicate matters even more we want to have an interpretive version of the simulator core to use on architectures we</text:p>
      <text:p text:style-name="P1">haven't developed a compiler for yet. <text:s/>So we make Cam8SimCore the interpretive version, put the steplist parsing code there and subclass it for all the architecture dependent versions. <text:s/>Using the original cam8sim code we can implement Cam8SimSPARCCore.</text:p>
      <text:p text:style-name="P1"/>
      <text:p text:style-name="P1"/>
      <text:h text:style-name="Heading_20_3" text:outline-level="3">Steplist Paradigm</text:h>
      <text:p text:style-name="P1"/>
      <text:p text:style-name="P1">The steplist paradigm is a bit awkward. <text:s/>Really we want the user to be able to issue instructions to the machine without having to understand that these instructions are in a steplist. <text:s/>We can accomplish this using a modified STEP programming methodology. <text:s/>The user calls some initialization routine that sets the cam8 object to be used. <text:s/>He then uses methods with the same names as the STEP words to program the box. Under the covers we have a steplist that gets built up as with the STEP program. <text:s/>The difference is that instead of allocating another buffer, when the max bytes allowable for a DMA transfer is reached, we just schedule the steplist and reset it. <text:s/>This is very much the way STEP works except that the user never has to explicitly issue a 'step' instruction. <text:s/>He will issue one at the end of his string of method calls but by then we will have scheduled many steplists for him. <text:s/>This will feel more like normal programming to the user where methods he calls have immediate side effects. <text:s/>The user will be able to tune how long we wait before scheduling a steplist... up to some system imposed maxim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ce style:name="Liberation Serif1" svg:font-family="'Liberation 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CN"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rris Gilliam</meta:initial-creator>
    <meta:creation-date>2012-02-11T03:08:49</meta:creation-date>
    <dc:date>2012-07-24T09:37:16</dc:date>
    <dc:creator>Harris Gilliam</dc:creator>
    <meta:editing-duration>P15DT13H16M38S</meta:editing-duration>
    <meta:editing-cycles>13</meta:editing-cycles>
    <meta:generator>OpenOffice.org/3.3$Linux OpenOffice.org_project/330m20$Build-9567</meta:generator>
    <meta:document-statistic meta:table-count="0" meta:image-count="0" meta:object-count="0" meta:page-count="9" meta:paragraph-count="89" meta:word-count="4349" meta:character-count="25761"/>
  </office:meta>
</office:document-meta>
</file>